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6.68mm" svg:height="105.09mm" svg:x="14.87mm" svg:y="49.4mm">
            <draw:object draw:notify-on-update-of-ranges="Sheet1.C4:Sheet1.G4 Sheet1.C5:Sheet1.G5 Sheet1.C4:Sheet1.G4 Sheet1.C6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1" office:value-type="string" calcext:value-type="string">
            <text:p>iterações otimizado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91" calcext:value-type="float">
            <text:p>4591</text:p>
          </table:table-cell>
          <table:table-cell table:style-name="ce1" office:value-type="float" office:value="6427" calcext:value-type="float">
            <text:p>6427</text:p>
          </table:table-cell>
          <table:table-cell table:style-name="ce1" office:value-type="float" office:value="263766" calcext:value-type="float">
            <text:p>263766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>
          <table:table-cell/>
          <table:table-cell table:style-name="ce1" office:value-type="string" calcext:value-type="string">
            <text:p>iterações bruteforce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918803" calcext:value-type="float">
            <text:p>918803</text:p>
          </table:table-cell>
          <table:table-cell table:style-name="ce1" office:value-type="float" office:value="370867720" calcext:value-type="float">
            <text:p>370867720</text:p>
          </table:table-cell>
          <table:table-cell table:number-columns-repeated="2" table:style-name="ce1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-00-0000</text:date>, <text:time style:data-style-name="N2" text:time-value="18:20:22.283735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7T19:05:28.426352697</meta:creation-date>
    <dc:date>2019-12-01T18:56:59.132130734</dc:date>
    <meta:editing-duration>PT46M2S</meta:editing-duration>
    <meta:editing-cycles>3</meta:editing-cycles>
    <meta:generator>LibreOffice/6.3.3.2$Linux_X86_64 LibreOffice_project/3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69cm" svg:height="10.51cm" xlink:href=".." xlink:type="simple" chart:class="chart:scatter" chart:style-name="ch1">
        <chart:legend chart:legend-position="end" svg:x="15.79cm" svg:y="4.707cm" style:legend-expansion="high" chart:style-name="ch2"/>
        <chart:plot-area chart:style-name="ch3" table:cell-range-address="Sheet1.C4:Sheet1.G6" chart:data-source-has-labels="row" svg:x="0.258cm" svg:y="0.182cm" svg:width="15.227cm" svg:height="10.089cm">
          <chartooo:coordinate-region svg:x="2.361cm" svg:y="0.382cm" svg:width="12.937cm" svg:height="9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G5" loext:label-string="otimizado" chart:class="chart:scatter">
            <chart:domain table:cell-range-address="Sheet1.C4:Sheet1.G4"/>
            <chart:data-point chart:repeated="5"/>
          </chart:series>
          <chart:series chart:style-name="ch8" chart:values-cell-range-address="Sheet1.C6:Sheet1.G6" loext:label-string="bruteforce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4</text:p>
              </table:table-cell>
              <table:table-cell office:value-type="string">
                <text:p>otimizado</text:p>
              </table:table-cell>
              <table:table-cell office:value-type="string">
                <text:p>bruteforc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C4:Sheet1.G4</svg:desc>
                </draw:g>
              </table:table-cell>
              <table:table-cell office:value-type="float" office:value="50">
                <text:p>50</text:p>
                <draw:g>
                  <svg:desc>Sheet1.C5:Sheet1.G5</svg:desc>
                </draw:g>
              </table:table-cell>
              <table:table-cell office:value-type="float" office:value="43">
                <text:p>43</text:p>
                <draw:g>
                  <svg:desc>Sheet1.C6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4591">
                <text:p>4591</text:p>
              </table:table-cell>
              <table:table-cell office:value-type="float" office:value="918803">
                <text:p>918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6427">
                <text:p>6427</text:p>
              </table:table-cell>
              <table:table-cell office:value-type="float" office:value="370867720">
                <text:p>3708677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263766">
                <text:p>263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